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ced2" officeooo:paragraph-rsid="0004ced2"/>
    </style:style>
    <style:style style:name="P2" style:family="paragraph" style:parent-style-name="Heading_20_2">
      <style:text-properties fo:color="#5983b0" loext:opacity="100%"/>
    </style:style>
    <style:style style:name="P3" style:family="paragraph" style:parent-style-name="Standard">
      <style:text-properties officeooo:rsid="0004ced2" officeooo:paragraph-rsid="0004ced2"/>
    </style:style>
    <style:style style:name="P4" style:family="paragraph" style:parent-style-name="Standard">
      <loext:graphic-properties draw:fill-gradient-name="gradient" draw:fill-hatch-name="hatch"/>
      <style:paragraph-properties fo:padding="0.0201in" fo:border="0.06pt solid #ffa6a6" style:shadow="#ffd7d7 0.0693in 0.0693in"/>
      <style:text-properties officeooo:rsid="0004ced2" officeooo:paragraph-rsid="0004ced2"/>
    </style:style>
    <style:style style:name="P5" style:family="paragraph" style:parent-style-name="Standard">
      <loext:graphic-properties draw:fill-gradient-name="gradient" draw:fill-hatch-name="hatch"/>
      <style:paragraph-properties fo:padding="0.0201in" fo:border="0.06pt solid #ffa6a6" style:shadow="#ffd7d7 0.0693in 0.0693in"/>
      <style:text-properties officeooo:rsid="0004ced2" officeooo:paragraph-rsid="00093c0d"/>
    </style:style>
    <style:style style:name="P6" style:family="paragraph" style:parent-style-name="Standard">
      <style:text-properties fo:color="#5983b0" loext:opacity="100%" fo:font-weight="bold" officeooo:rsid="0004ced2" officeooo:paragraph-rsid="0004ced2" style:font-weight-asian="bold" style:font-weight-complex="bold"/>
    </style:style>
    <style:style style:name="P7" style:family="paragraph" style:parent-style-name="Standard">
      <style:text-properties fo:font-weight="bold" officeooo:rsid="0004ced2" officeooo:paragraph-rsid="0004ced2" style:font-weight-asian="bold" style:font-weight-complex="bold"/>
    </style:style>
    <style:style style:name="P8" style:family="paragraph" style:parent-style-name="Standard">
      <style:text-properties fo:font-weight="bold" officeooo:rsid="00093c0d" officeooo:paragraph-rsid="00093c0d" style:font-weight-asian="bold" style:font-weight-complex="bold"/>
    </style:style>
    <style:style style:name="P9" style:family="paragraph" style:parent-style-name="Standard">
      <loext:graphic-properties draw:fill-gradient-name="gradient" draw:fill-hatch-name="hatch"/>
      <style:paragraph-properties fo:padding="0.0201in" fo:border="0.06pt solid #ffa6a6" style:shadow="#ffd7d7 0.0693in 0.0693in"/>
      <style:text-properties officeooo:rsid="00093c0d" officeooo:paragraph-rsid="00093c0d"/>
    </style:style>
    <style:style style:name="P10" style:family="paragraph" style:parent-style-name="Standard">
      <style:text-properties fo:font-weight="normal" officeooo:rsid="00093c0d" officeooo:paragraph-rsid="00093c0d" style:font-weight-asian="normal" style:font-weight-complex="normal"/>
    </style:style>
    <style:style style:name="T1" style:family="text">
      <style:text-properties officeooo:rsid="0006b523"/>
    </style:style>
    <style:style style:name="T2" style:family="text">
      <style:text-properties officeooo:rsid="00093c0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000000" loext:opacity="100%" fo:letter-spacing="normal" fo:font-style="normal" fo:font-weight="normal"/>
    </style:style>
    <style:style style:name="T5" style:family="text">
      <style:text-properties fo:font-variant="normal" fo:text-transform="none" fo:color="#000000" loext:opacity="100%" fo:letter-spacing="normal" fo:font-style="normal" fo:font-weight="normal" officeooo:rsid="0004ce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Day 26 – <text:span text:style-name="T2">Sorting</text:span></text:h>
      <text:p text:style-name="P1"/>
      <text:p text:style-name="P6">3 Different methods to pass a value to a function:</text:p>
      <text:p text:style-name="P1">1. pass by copying</text:p>
      <text:p text:style-name="P1"/>
      <text:p text:style-name="P1"/>
      <text:p text:style-name="P1">2. pass by reference</text:p>
      <text:p text:style-name="P1"/>
      <text:p text:style-name="P1"/>
      <text:p text:style-name="P1">3. pass by pointer</text:p>
      <text:p text:style-name="P1"/>
      <text:p text:style-name="P1"/>
      <text:p text:style-name="P6">2 Goals when programming:</text:p>
      <text:p text:style-name="P1">1. separation of interface from implementation, i.e. what is needed in order to use a thing is completely walled off from how the thing actually works</text:p>
      <text:p text:style-name="P1"/>
      <text:p text:style-name="P1"/>
      <text:p text:style-name="P1">2. code reuse, i.e. code you write for one project can be easily reused in all sorts of other projects, or reused within the same project (duplication of code is a sin!).</text:p>
      <text:p text:style-name="P1"/>
      <text:p text:style-name="P1"/>
      <text:p text:style-name="P1">→ why functions are so important! They allow for code reuse.</text:p>
      <text:p text:style-name="P1"/>
      <text:p text:style-name="P6">Some Helpful Functions:</text:p>
      <text:p text:style-name="P1"/>
      <text:p text:style-name="P7">argmax in python language …</text:p>
      <text:p text:style-name="P4">int indexOfMax(int *A, int N) {</text:p>
      <text:p text:style-name="P4"/>
      <text:p text:style-name="P4"/>
      <text:p text:style-name="P4"/>
      <text:p text:style-name="P4"><text:s text:c="2"/>int imax = 0;</text:p>
      <text:p text:style-name="P4"><text:s text:c="2"/>for(int i = 1; i &lt; N; i++)</text:p>
      <text:p text:style-name="P4"><text:s text:c="4"/>if (A[imax] &lt; A[i])</text:p>
      <text:p text:style-name="P4"><text:s text:c="6"/>imax = i;</text:p>
      <text:p text:style-name="P4"><text:s text:c="2"/>return imax;</text:p>
      <text:p text:style-name="P4">}</text:p>
      <text:p text:style-name="P1"/>
      <text:p text:style-name="P1"/>
      <text:p text:style-name="P7">Sorting:</text:p>
      <text:p text:style-name="P4">void selectionsort(int *A, int N) {</text:p>
      <text:p text:style-name="P4"><text:s text:c="2"/>for(int length = N; length &gt; 1; length--)</text:p>
      <text:p text:style-name="P4"><text:s text:c="4"/>swap(A[indexOfMax(A,length)],A[length-1]);</text:p>
      <text:p text:style-name="P4">}</text:p>
      <text:p text:style-name="P1"/>
      <text:p text:style-name="P1"/>
      <text:p text:style-name="P1"/>
      <text:p text:style-name="P1"><text:soft-page-break/></text:p>
      <text:p text:style-name="P8">before function</text:p>
      <text:p text:style-name="P4">bool before(int a, int b) {</text:p>
      <text:p text:style-name="P4"><text:s text:c="2"/>return a &lt; b;</text:p>
      <text:p text:style-name="P4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3">Sorting Arrays!</text:span></text:p>
      <text:p text:style-name="P10">Ex: given a list of strings, put them in alphabetical order</text:p>
      <text:p text:style-name="P8"/>
      <text:p text:style-name="P8"/>
      <text:p text:style-name="P8"/>
      <text:p text:style-name="P8"/>
      <text:p text:style-name="P4">bool before(string a, string b) { <text:s text:c="27"/></text:p>
      <text:p text:style-name="P4"><text:s text:c="2"/>// <text:span text:style-name="T1">make first letter lowercase first</text:span></text:p>
      <text:p text:style-name="P4"><text:s text:c="2"/>if ('A' &lt;= a[0] &amp;&amp; a[0] &lt;= 'Z')</text:p>
      <text:p text:style-name="P4"><text:s text:c="4"/>a[0] = a[0] + ('a' - 'A');</text:p>
      <text:p text:style-name="P4"><text:s text:c="2"/>if ('A' &lt;= b[0] &amp;&amp; b[0] &lt;= 'Z')</text:p>
      <text:p text:style-name="P4"><text:s text:c="4"/>b[0] = b[0] + ('a' - 'A');</text:p>
      <text:p text:style-name="P4"><text:s text:c="2"/>return a &lt; b; <text:s text:c="13"/></text:p>
      <text:p text:style-name="P4">} <text:s text:c="8"/></text:p>
      <text:p text:style-name="P4"><text:span text:style-name="T4"/></text:p>
      <text:p text:style-name="P9"><text:span text:style-name="T4">int indexofMax(string</text:span><text:span text:style-name="T5"> *A, int N) {</text:span></text:p>
      <text:p text:style-name="P5"><text:s text:c="2"/>int imax = 0;</text:p>
      <text:p text:style-name="P5"><text:s text:c="2"/>for(int i = 1; i &lt; N; i++)</text:p>
      <text:p text:style-name="P5"><text:s text:c="4"/>if (<text:span text:style-name="T2">before(</text:span>A[imax] , A[i]<text:span text:style-name="T2">)</text:span>)</text:p>
      <text:p text:style-name="P5"><text:s text:c="6"/>imax = i;</text:p>
      <text:p text:style-name="P5"><text:s text:c="2"/>return imax;</text:p>
      <text:p text:style-name="P5"><text:span text:style-name="T4">}</text:span></text:p>
      <text:p text:style-name="P4"/>
      <text:p text:style-name="P5">void selectionsort(<text:span text:style-name="T2">string</text:span> *A, int N) {</text:p>
      <text:p text:style-name="P5"><text:s text:c="2"/>for(int length = N; length &gt; 1; length--)</text:p>
      <text:p text:style-name="P5"><text:s text:c="4"/>swap(A[indexOfMax(A,length)],A[length-1]);</text:p>
      <text:p text:style-name="P5">}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07:22:47.278063627</meta:creation-date>
    <dc:date>2022-10-28T07:10:59.425985085</dc:date>
    <meta:editing-duration>PT11M51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2" meta:paragraph-count="48" meta:word-count="270" meta:character-count="1499" meta:non-whitespace-character-count="1165"/>
  </office:meta>
</office:document-meta>
</file>